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/>
          </table:table-cell>
          <table:table-cell table:formula="of:=[.B2]/10" office:value-type="float" office:value="0.03028" calcext:value-type="float">
            <text:p/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/>
          </table:table-cell>
          <table:table-cell table:formula="of:=[.B3]/10" office:value-type="float" office:value="0.0664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/>
          </table:table-cell>
          <table:table-cell table:formula="of:=[.B4]/10" office:value-type="float" office:value="0.1019" calcext:value-type="float">
            <text:p/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/>
          </table:table-cell>
          <table:table-cell table:formula="of:=[.B5]/10" office:value-type="float" office:value="0.1336" calcext:value-type="float">
            <text:p/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/>
          </table:table-cell>
          <table:table-cell table:formula="of:=[.B6]/10" office:value-type="float" office:value="0.1711" calcext:value-type="float">
            <text:p/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/>
          </table:table-cell>
          <table:table-cell table:formula="of:=[.B7]/10" office:value-type="float" office:value="0.1982" calcext:value-type="float">
            <text:p/>
          </table:table-cell>
          <table:table-cell table:number-columns-repeated="4"/>
        </table:table-row>
        <table:table-row table:style-name="ro1">
          <table:table-cell table:formula="of:=[.A8]/10" office:value-type="float" office:value="0.00276" calcext:value-type="float">
            <text:p/>
          </table:table-cell>
          <table:table-cell table:formula="of:=[.B8]/10" office:value-type="float" office:value="0.2318" calcext:value-type="float">
            <text:p/>
          </table:table-cell>
          <table:table-cell table:number-columns-repeated="4"/>
        </table:table-row>
        <table:table-row table:style-name="ro1">
          <table:table-cell table:formula="of:=[.A9]/10" office:value-type="float" office:value="0.00323" calcext:value-type="float">
            <text:p/>
          </table:table-cell>
          <table:table-cell table:formula="of:=[.B9]/10" office:value-type="float" office:value="0.2698" calcext:value-type="float">
            <text:p/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/>
          </table:table-cell>
          <table:table-cell table:formula="of:=[.B10]/10" office:value-type="float" office:value="0.3072" calcext:value-type="float">
            <text:p/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/>
          </table:table-cell>
          <table:table-cell table:formula="of:=[.B11]/10" office:value-type="float" office:value="0.343" calcext:value-type="float">
            <text:p/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/>
          </table:table-cell>
          <table:table-cell table:formula="of:=[.B12]/10" office:value-type="float" office:value="0.3777" calcext:value-type="float">
            <text:p/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/>
          </table:table-cell>
          <table:table-cell table:formula="of:=[.B13]/10" office:value-type="float" office:value="0.402" calcext:value-type="float">
            <text:p/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/>
          </table:table-cell>
          <table:table-cell table:formula="of:=[.B14]/10" office:value-type="float" office:value="0.428" calcext:value-type="float">
            <text:p/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/>
          </table:table-cell>
          <table:table-cell table:formula="of:=[.B15]/10" office:value-type="float" office:value="0.457" calcext:value-type="float">
            <text:p/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/>
          </table:table-cell>
          <table:table-cell table:formula="of:=[.B16]/10" office:value-type="float" office:value="0.492" calcext:value-type="float">
            <text:p/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/>
          </table:table-cell>
          <table:table-cell table:formula="of:=[.B17]/10" office:value-type="float" office:value="0.523" calcext:value-type="float">
            <text:p/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/>
          </table:table-cell>
          <table:table-cell table:formula="of:=[.B18]/10" office:value-type="float" office:value="0.532" calcext:value-type="float">
            <text:p/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</table:table>
      <table:table table:name="E_freq" table:style-name="ta1">
        <table:shapes>
          <draw:frame draw:z-index="0" draw:style-name="gr1" draw:text-style-name="P1" svg:width="15.999cm" svg:height="8.999cm" svg:x="13.703cm" svg:y="2.941cm">
            <draw:object draw:notify-on-update-of-ranges="E_freq.A2:E_freq.A22 E_freq.B1:E_freq.B1 E_freq.B2:E_freq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2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/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/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/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/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/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/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/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4]*10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5]*10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/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/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/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/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/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/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/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/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/>
          </table:table-cell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-00-0000</text:date>, <text:time style:data-style-name="N2" text:time-value="09:40:39.8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0-18T10:45:55.029868363</meta:creation-date>
    <meta:generator>LibreOffice/4.2.2.1$Windows_x86 LibreOffice_project/3be8cda0bddd8e430d8cda1ebfd581265cca5a0f</meta:generator>
    <dc:date>2014-10-29T10:28:22.431000000</dc:date>
    <meta:editing-duration>P0D</meta:editing-duration>
    <meta:editing-cycles>3</meta:editing-cycles>
    <meta:document-statistic meta:table-count="5" meta:cell-count="3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77cm" svg:y="0.855cm" svg:width="11.844cm" svg:height="7.545cm">
          <chartooo:coordinate-region svg:x="1.206cm" svg:y="1.054cm" svg:width="11.07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4.201cm" style:legend-expansion="high" chart:style-name="ch2"/>
        <chart:plot-area chart:style-name="ch3" table:cell-range-address="E_freq.A2:E_freq.B22 E_freq.B1:E_freq.B1" chart:data-source-has-labels="row" svg:x="0.77cm" svg:y="0.855cm" svg:width="13.359cm" svg:height="7.545cm">
          <chartooo:coordinate-region svg:x="1.206cm" svg:y="1.054cm" svg:width="12.27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freq.B2:E_freq.B22" chart:label-cell-address="E_freq.B1:E_freq.B1" chart:class="chart:scatter">
            <chart:domain table:cell-range-address="E_freq.A2:E_freq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IiRi</text:p>
                <draw:g>
                  <svg:desc>E_freq.B1:E_freq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E_freq.A2:E_freq.A22</svg:desc>
                </draw:g>
              </table:table-cell>
              <table:table-cell office:value-type="float" office:value="1.2">
                <text:p>1.2</text:p>
                <draw:g>
                  <svg:desc>E_freq.B2:E_freq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">
                <text:p>60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0">
                <text:p>4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00">
                <text:p>6000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">
                <text:p>800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7.04">
                <text:p>7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